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ubViewPage.setPageNum( String pageNu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Page.setHotPoints( List &lt; EpubViewHotPoint &gt; hotPo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Page.getHotPo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Page.get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Page.setSrc( String sr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EpubViewPage.getPageNu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Page.getImage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Page.setImageUrl( String image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ubViewPage.getSerialversionu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